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RegistryDataWrapper.EventRegistryData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RegistryDataWrapper.get_even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gistryDataWrapper.get_ke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gistryDataWrapper.setupMaps( MultiHashMap keyMap , MultiHashMap even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